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text-properties style:font-name="Arial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vändningsfall Kort format</text:p>
      <text:p text:style-name="P1"/>
      <text:p text:style-name="P2">AF 3.1 Kontakta medlem</text:p>
      <text:p text:style-name="P2"/>
      <text:p text:style-name="P3">Kassören får uppdateringar av systemet på medlemmar som inte har betalat avgifter. Kassören kollar upp medlemmens kontaktuppgifter och tar kontakt för att reda ut.</text:p>
      <text:p text:style-name="P3"/>
      <text:p text:style-name="P3"/>
      <text:p text:style-name="P2">AF 1.1 Registrera sig</text:p>
      <text:p text:style-name="P2"/>
      <text:p text:style-name="P3">Medlemmen måste registrera sig i systemet för att kunna använda tjänsterna. Det innebär att medlemmen måste fylla i sin kontaktuppgifter och skapa ett användarnamn samt ett lösenort för att kunna logga in i systemet.</text:p>
      <text:p text:style-name="P3"/>
      <text:p text:style-name="P3"/>
      <text:p text:style-name="P2">AF2.1 Ändra medlemmars uppgifter</text:p>
      <text:p text:style-name="P2"/>
      <text:p text:style-name="P3">En medlem tar kontakt med sekreteraren för att få hjälp med att ändra sina uppgifter. Sekreteraren ändrar på de uppgifter medlemmen frågar efter. </text:p>
      <text:p text:style-name="P3"/>
      <text:p text:style-name="P2">AF 2.2 Lägga till medlemmar</text:p>
      <text:p text:style-name="P2"/>
      <text:p text:style-name="P3">En medlem tar kontakt med sekreteraren för att bli registrerad i systemet. Sekreteraren lägger till medlemmen i systemet.</text:p>
      <text:p text:style-name="P3"/>
      <text:p text:style-name="P3"><text:s/><text:span text:style-name="T1">AF 2.3 Ta bort medlemmar</text:span></text:p>
      <text:p text:style-name="P3"><text:span text:style-name="T1"/></text:p>
      <text:p text:style-name="P3">En medlem tar kontakt med sekreteraren för att bli bortagen ur systemet. Sekreteraren tar bort medlemmen ur systemet. </text:p>
      <text:p text:style-name="P3"/>
      <text:p text:style-name="P3">Sekreteraren tar bort en medlem som inte längre ska vara kvar i system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1T17:50:47.45</meta:creation-date>
    <meta:document-statistic meta:table-count="0" meta:image-count="0" meta:object-count="0" meta:page-count="1" meta:paragraph-count="12" meta:word-count="155" meta:character-count="991"/>
    <dc:date>2013-12-11T18:13:43.19</dc:date>
    <meta:editing-duration>PT7M45S</meta:editing-duration>
    <meta:editing-cycles>1</meta:editing-cycles>
    <meta:generator>OpenOffice/4.0.1$Win32 OpenOffice.org_project/401m5$Build-9714</meta:generator>
  </office:meta>
</office:document-meta>
</file>